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-xbar</text:p>
          </table:table-cell>
          <table:table-cell office:value-type="string" calcext:value-type="string">
            <text:p>Y-ybar</text:p>
          </table:table-cell>
          <table:table-cell office:value-type="string" calcext:value-type="string">
            <text:p>(x-xbar)(y-ybar)</text:p>
          </table:table-cell>
          <table:table-cell office:value-type="string" calcext:value-type="string">
            <text:p>X-xbar squa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formula="of:=[.A2]-[.$A$15]" office:value-type="float" office:value="-7" calcext:value-type="float">
            <text:p>-7</text:p>
          </table:table-cell>
          <table:table-cell table:formula="of:=[.B2]-[.$B$15]" office:value-type="float" office:value="-2.01538461538462" calcext:value-type="float">
            <text:p>-2.01538461538462</text:p>
          </table:table-cell>
          <table:table-cell table:formula="of:=[.C2]*[.D2]" office:value-type="float" office:value="14.1076923076923" calcext:value-type="float">
            <text:p>14.1076923076923</text:p>
          </table:table-cell>
          <table:table-cell table:formula="of:=[.C2]*[.C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formula="of:=[.A3]-[.$A$15]" office:value-type="float" office:value="-6" calcext:value-type="float">
            <text:p>-6</text:p>
          </table:table-cell>
          <table:table-cell table:formula="of:=[.B3]-[.$B$15]" office:value-type="float" office:value="-1.91538461538462" calcext:value-type="float">
            <text:p>-1.91538461538462</text:p>
          </table:table-cell>
          <table:table-cell table:formula="of:=[.C3]*[.D3]" office:value-type="float" office:value="11.4923076923077" calcext:value-type="float">
            <text:p>11.4923076923077</text:p>
          </table:table-cell>
          <table:table-cell table:formula="of:=[.C3]*[.C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formula="of:=[.A4]-[.$A$15]" office:value-type="float" office:value="-5" calcext:value-type="float">
            <text:p>-5</text:p>
          </table:table-cell>
          <table:table-cell table:formula="of:=[.B4]-[.$B$15]" office:value-type="float" office:value="-1.21538461538462" calcext:value-type="float">
            <text:p>-1.21538461538462</text:p>
          </table:table-cell>
          <table:table-cell table:formula="of:=[.C4]*[.D4]" office:value-type="float" office:value="6.07692307692308" calcext:value-type="float">
            <text:p>6.07692307692308</text:p>
          </table:table-cell>
          <table:table-cell table:formula="of:=[.C4]*[.C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table:formula="of:=[.A5]-[.$A$15]" office:value-type="float" office:value="-4" calcext:value-type="float">
            <text:p>-4</text:p>
          </table:table-cell>
          <table:table-cell table:formula="of:=[.B5]-[.$B$15]" office:value-type="float" office:value="-1.01538461538462" calcext:value-type="float">
            <text:p>-1.01538461538462</text:p>
          </table:table-cell>
          <table:table-cell table:formula="of:=[.C5]*[.D5]" office:value-type="float" office:value="4.06153846153846" calcext:value-type="float">
            <text:p>4.06153846153846</text:p>
          </table:table-cell>
          <table:table-cell table:formula="of:=[.C5]*[.C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table:formula="of:=[.A6]-[.$A$15]" office:value-type="float" office:value="-2" calcext:value-type="float">
            <text:p>-2</text:p>
          </table:table-cell>
          <table:table-cell table:formula="of:=[.B6]-[.$B$15]" office:value-type="float" office:value="-0.315384615384615" calcext:value-type="float">
            <text:p>-0.315384615384615</text:p>
          </table:table-cell>
          <table:table-cell table:formula="of:=[.C6]*[.D6]" office:value-type="float" office:value="0.63076923076923" calcext:value-type="float">
            <text:p>0.63076923076923</text:p>
          </table:table-cell>
          <table:table-cell table:formula="of:=[.C6]*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[.A7]-[.$A$15]" office:value-type="float" office:value="-1" calcext:value-type="float">
            <text:p>-1</text:p>
          </table:table-cell>
          <table:table-cell table:formula="of:=[.B7]-[.$B$15]" office:value-type="float" office:value="-0.215384615384615" calcext:value-type="float">
            <text:p>-0.215384615384615</text:p>
          </table:table-cell>
          <table:table-cell table:formula="of:=[.C7]*[.D7]" office:value-type="float" office:value="0.215384615384615" calcext:value-type="float">
            <text:p>0.215384615384615</text:p>
          </table:table-cell>
          <table:table-cell table:formula="of:=[.C7]*[.C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table:formula="of:=[.A8]-[.$A$15]" office:value-type="float" office:value="0" calcext:value-type="float">
            <text:p>0</text:p>
          </table:table-cell>
          <table:table-cell table:formula="of:=[.B8]-[.$B$15]" office:value-type="float" office:value="-0.215384615384615" calcext:value-type="float">
            <text:p>-0.215384615384615</text:p>
          </table:table-cell>
          <table:table-cell table:formula="of:=[.C8]*[.D8]" office:value-type="float" office:value="-0" calcext:value-type="float">
            <text:p>0</text:p>
          </table:table-cell>
          <table:table-cell table:formula="of:=[.C8]*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table:formula="of:=[.A9]-[.$A$15]" office:value-type="float" office:value="1" calcext:value-type="float">
            <text:p>1</text:p>
          </table:table-cell>
          <table:table-cell table:formula="of:=[.B9]-[.$B$15]" office:value-type="float" office:value="0.484615384615385" calcext:value-type="float">
            <text:p>0.484615384615385</text:p>
          </table:table-cell>
          <table:table-cell table:formula="of:=[.C9]*[.D9]" office:value-type="float" office:value="0.484615384615385" calcext:value-type="float">
            <text:p>0.484615384615385</text:p>
          </table:table-cell>
          <table:table-cell table:formula="of:=[.C9]*[.C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table:formula="of:=[.A10]-[.$A$15]" office:value-type="float" office:value="2" calcext:value-type="float">
            <text:p>2</text:p>
          </table:table-cell>
          <table:table-cell table:formula="of:=[.B10]-[.$B$15]" office:value-type="float" office:value="0.684615384615384" calcext:value-type="float">
            <text:p>0.684615384615384</text:p>
          </table:table-cell>
          <table:table-cell table:formula="of:=[.C10]*[.D10]" office:value-type="float" office:value="1.36923076923077" calcext:value-type="float">
            <text:p>1.36923076923077</text:p>
          </table:table-cell>
          <table:table-cell table:formula="of:=[.C10]*[.C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" calcext:value-type="float">
            <text:p>4.7</text:p>
          </table:table-cell>
          <table:table-cell table:formula="of:=[.A11]-[.$A$15]" office:value-type="float" office:value="4" calcext:value-type="float">
            <text:p>4</text:p>
          </table:table-cell>
          <table:table-cell table:formula="of:=[.B11]-[.$B$15]" office:value-type="float" office:value="1.28461538461539" calcext:value-type="float">
            <text:p>1.28461538461539</text:p>
          </table:table-cell>
          <table:table-cell table:formula="of:=[.C11]*[.D11]" office:value-type="float" office:value="5.13846153846154" calcext:value-type="float">
            <text:p>5.13846153846154</text:p>
          </table:table-cell>
          <table:table-cell table:formula="of:=[.C11]*[.C1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table:formula="of:=[.A12]-[.$A$15]" office:value-type="float" office:value="5" calcext:value-type="float">
            <text:p>5</text:p>
          </table:table-cell>
          <table:table-cell table:formula="of:=[.B12]-[.$B$15]" office:value-type="float" office:value="1.08461538461538" calcext:value-type="float">
            <text:p>1.08461538461538</text:p>
          </table:table-cell>
          <table:table-cell table:formula="of:=[.C12]*[.D12]" office:value-type="float" office:value="5.42307692307692" calcext:value-type="float">
            <text:p>5.42307692307692</text:p>
          </table:table-cell>
          <table:table-cell table:formula="of:=[.C12]*[.C1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2" calcext:value-type="float">
            <text:p>5.2</text:p>
          </table:table-cell>
          <table:table-cell table:formula="of:=[.A13]-[.$A$15]" office:value-type="float" office:value="6" calcext:value-type="float">
            <text:p>6</text:p>
          </table:table-cell>
          <table:table-cell table:formula="of:=[.B13]-[.$B$15]" office:value-type="float" office:value="1.78461538461538" calcext:value-type="float">
            <text:p>1.78461538461538</text:p>
          </table:table-cell>
          <table:table-cell table:formula="of:=[.C13]*[.D13]" office:value-type="float" office:value="10.7076923076923" calcext:value-type="float">
            <text:p>10.7076923076923</text:p>
          </table:table-cell>
          <table:table-cell table:formula="of:=[.C13]*[.C1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A14]-[.$A$15]" office:value-type="float" office:value="7" calcext:value-type="float">
            <text:p>7</text:p>
          </table:table-cell>
          <table:table-cell table:formula="of:=[.B14]-[.$B$15]" office:value-type="float" office:value="1.58461538461538" calcext:value-type="float">
            <text:p>1.58461538461538</text:p>
          </table:table-cell>
          <table:table-cell table:formula="of:=[.C14]*[.D14]" office:value-type="float" office:value="11.0923076923077" calcext:value-type="float">
            <text:p>11.0923076923077</text:p>
          </table:table-cell>
          <table:table-cell table:formula="of:=[.C14]*[.C14]" office:value-type="float" office:value="49" calcext:value-type="float">
            <text:p>49</text:p>
          </table:table-cell>
        </table:table-row>
        <table:table-row table:style-name="ro1">
          <table:table-cell table:style-name="ce1" table:formula="of:=AVERAGE([.A2:.A14])" office:value-type="float" office:value="10" calcext:value-type="float">
            <text:p>10</text:p>
          </table:table-cell>
          <table:table-cell table:style-name="ce1" table:formula="of:=AVERAGE([.B2:.B14])" office:value-type="float" office:value="3.41538461538462" calcext:value-type="float">
            <text:p>3.41538461538462</text:p>
          </table:table-cell>
          <table:table-cell table:style-name="ce1" table:number-columns-repeated="2"/>
          <table:table-cell table:style-name="ce1" table:formula="of:=SUM([.E2:.E14])" office:value-type="float" office:value="70.8" calcext:value-type="float">
            <text:p>70.8</text:p>
          </table:table-cell>
          <table:table-cell table:style-name="ce1" table:formula="of:=SUM([.F2:.F14])" office:value-type="float" office:value="262" calcext:value-type="float">
            <text:p>26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1=</text:p>
          </table:table-cell>
          <table:table-cell table:formula="of:=[.E15]/[.F15]" office:value-type="float" office:value="0.270229007633588" calcext:value-type="float">
            <text:p>0.27022900763358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0=</text:p>
          </table:table-cell>
          <table:table-cell table:formula="of:=[.B15]-([.E18]*[.A15])" office:value-type="float" office:value="0.713094539048738" calcext:value-type="float">
            <text:p>0.7130945390487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20:20:49.600000000</meta:creation-date>
    <dc:date>2021-01-29T15:06:00.866000000</dc:date>
    <meta:editing-duration>PT18H35M1S</meta:editing-duration>
    <meta:editing-cycles>2</meta:editing-cycles>
    <meta:generator>LibreOffice/7.0.2.2$Windows_X86_64 LibreOffice_project/8349ace3c3162073abd90d81fd06dcfb6b36b994</meta:generator>
    <meta:document-statistic meta:table-count="1" meta:cell-count="92" meta:object-count="0"/>
  </office:meta>
</office:document-meta>
</file>